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21.15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12.71pt"/>
    </style:style>
    <style:style style:name="co8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color="#b2b2b2" fo:font-weight="bold" style:font-weight-asian="bold" style:font-weight-complex="bold"/>
    </style:style>
    <style:style style:name="ce3" style:family="table-cell" style:parent-style-name="Default">
      <style:text-properties fo:color="#b2b2b2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10.01pt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ontainers-registere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tainer-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unit kg/lb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transaction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d (session ID)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ontainers</text:p>
          </table:table-cell>
          <table:table-cell office:value-type="string" calcext:value-type="string">
            <text:p>bruto</text:p>
          </table:table-cell>
          <table:table-cell office:value-type="string" calcext:value-type="string">
            <text:p>truckTara</text:p>
          </table:table-cell>
          <table:table-cell office:value-type="string" calcext:value-type="string">
            <text:p>neto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yyyymmddhhmmss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string (list)</text:p>
          </table:table-cell>
          <table:table-cell table:number-columns-repeated="3"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/out/non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CTIONS: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None = only container (nett weight!!)</text:p>
          </table:table-cell>
          <table:table-cell/>
          <table:table-cell office:value-type="string" calcext:value-type="string">
            <text:p>- on /weigh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Assume truck leaves with empty container!</text:p>
          </table:table-cell>
          <table:table-cell/>
          <table:table-cell table:style-name="ce5" office:value-type="string" calcext:value-type="string">
            <text:p>check if in table of known containers (had to be pre-loaded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6" office:value-type="string" calcext:value-type="string">
            <text:p><text:span text:style-name="T1">if not, add each unknown to “containers-</text:span><text:span text:style-name="T2">unknown</text:span>”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table:number-columns-repeated="11"/>
          <table:table-cell table:style-name="ce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ce1" table:number-columns-repeated="3"/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4"/>
          <table:table-cell table:number-columns-repeated="11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style-name="ce2" office:value-type="string" calcext:value-type="string">
            <text:p>truck</text:p>
          </table:table-cell>
          <table:table-cell table:style-name="ce3" table:number-columns-repeated="6"/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truck-license</text:p>
          </table:table-cell>
          <table:table-cell table:style-name="ce3" office:value-type="string" calcext:value-type="string">
            <text:p>Container-id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unit kg/lbs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number-columns-repeated="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number-columns-repeated="5"/>
        </table:table-row>
        <table:table-row table:style-name="ro1">
          <table:table-cell table:style-name="ce3" table:number-columns-repeated="7"/>
          <table:table-cell table:number-columns-repeated="5"/>
        </table:table-row>
        <table:table-row table:style-name="ro1">
          <table:table-cell table:style-name="ce3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17:00:31.835346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1:12:08.562482322</meta:creation-date>
    <dc:date>2019-04-14T17:24:13.392074450</dc:date>
    <meta:editing-duration>PT4H22M14S</meta:editing-duration>
    <meta:editing-cycles>17</meta:editing-cycles>
    <meta:generator>LibreOffice/6.0.7.3$Linux_X86_64 LibreOffice_project/00m0$Build-3</meta:generator>
    <meta:document-statistic meta:table-count="1" meta:cell-count="40" meta:object-count="0"/>
  </office:meta>
</office:document-meta>
</file>